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248e" officeooo:paragraph-rsid="001c24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чало работы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7T00:40:23.151000000</meta:creation-date>
    <dc:date>2024-06-27T00:40:47.283000000</dc:date>
    <meta:editing-duration>PT24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2"/>
    <meta:generator>LibreOffice/7.6.2.1$Windows_X86_64 LibreOffice_project/56f7684011345957bbf33a7ee678afaf4d2ba333</meta:generator>
  </office:meta>
</office:document-meta>
</file>